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QUISPE PARIAPAZA, NICOL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930035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300563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QUISPE PARIAPAZA, NICOLA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93003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3 005 6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5023316</text:p>
          </table:table-cell>
          <table:table-cell table:style-name="Tabla2.D3" office:value-type="string">
            <text:p text:style-name="P23">110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2:46:3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